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3.5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3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94bd5e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49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5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6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7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8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0638795881804738" calcext:value-type="float">
            <text:p>0.01</text:p>
          </table:table-cell>
          <table:table-cell office:value-type="string" calcext:value-type="string">
            <text:p>Whisper.cpp (large)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0.828467164406521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office:value-type="float" office:value="0.798274577813921" calcext:value-type="float">
            <text:p>0.80</text:p>
          </table:table-cell>
          <table:table-cell office:value-type="float" office:value="18120" calcext:value-type="float">
            <text:p>18120</text:p>
          </table:table-cell>
          <table:table-cell table:formula="of:=SAMPLES/[.I9]" office:value-type="float" office:value="0.00800220750551876" calcext:value-type="float">
            <text:p>0.01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156262852982326" calcext:value-type="float">
            <text:p>0.02</text:p>
          </table:table-cell>
          <table:table-cell office:value-type="string" calcext:value-type="string">
            <text:p>speechbrain_asr_transformer_transformerlm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01618701279737" calcext:value-type="float">
            <text:p>0.90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88857988848707" calcext:value-type="float">
            <text:p>0.79</text:p>
          </table:table-cell>
          <table:table-cell table:formula="of:=122*60" office:value-type="float" office:value="7320" calcext:value-type="float">
            <text:p>7320</text:p>
          </table:table-cell>
          <table:table-cell table:formula="of:=SAMPLES/[.I10]" office:value-type="float" office:value="0.0198087431693989" calcext:value-type="float">
            <text:p>0.02</text:p>
          </table:table-cell>
          <table:table-cell office:value-type="string" calcext:value-type="string">
            <text:p>Super slow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182446975290905" calcext:value-type="float">
            <text:p>0.02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11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12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924668170572638" calcext:value-type="float">
            <text:p>0.09</text:p>
          </table:table-cell>
          <table:table-cell office:value-type="string" calcext:value-type="string">
            <text:p>speechbrain-asr-branchformer-large-tedlium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4379125970597" calcext:value-type="float">
            <text:p>0.84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33995216778694" calcext:value-type="float">
            <text:p>0.73</text:p>
          </table:table-cell>
          <table:table-cell table:formula="of:=19*60+11" office:value-type="float" office:value="1151" calcext:value-type="float">
            <text:p>1151</text:p>
          </table:table-cell>
          <table:table-cell table:formula="of:=SAMPLES/[.I13]" office:value-type="float" office:value="0.125977410947003" calcext:value-type="float">
            <text:p>0.13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96143591424109" calcext:value-type="float">
            <text:p>0.10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14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21282055317272" calcext:value-type="float">
            <text:p>0.12</text:p>
          </table:table-cell>
          <table:table-cell office:value-type="string" calcext:value-type="string">
            <text:p>Whisper.cpp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0.809993503081358" calcext:value-type="float">
            <text:p>0.81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52785170934792" calcext:value-type="float">
            <text:p>0.75</text:p>
          </table:table-cell>
          <table:table-cell office:value-type="float" office:value="900" calcext:value-type="float">
            <text:p>900</text:p>
          </table:table-cell>
          <table:table-cell table:formula="of:=SAMPLES/[.I15]" office:value-type="float" office:value="0.161111111111111" calcext:value-type="float">
            <text:p>0.16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56742823325377" calcext:value-type="float">
            <text:p>0.16</text:p>
          </table:table-cell>
          <table:table-cell table:style-name="ce16" office:value-type="string" calcext:value-type="string">
            <text:p>speechbrain_asr_wav2vec2_commonvoice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617239385311" calcext:value-type="float">
            <text:p>0.91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97766921476744" calcext:value-type="float">
            <text:p>0.80</text:p>
          </table:table-cell>
          <table:table-cell table:formula="of:=12*60+18" office:value-type="float" office:value="738" calcext:value-type="float">
            <text:p>738</text:p>
          </table:table-cell>
          <table:table-cell table:formula="of:=SAMPLES/[.I16]" office:value-type="float" office:value="0.196476964769648" calcext:value-type="float">
            <text:p>0.20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289194142229895" calcext:value-type="float">
            <text:p>0.2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17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342293523566931" calcext:value-type="float">
            <text:p>0.34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18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86587959527049" calcext:value-type="float">
            <text:p>0.39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19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96333333333333" calcext:value-type="float">
            <text:p>0.40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0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06" calcext:value-type="float">
            <text:p>0.41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21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64747476780862" calcext:value-type="float">
            <text:p>0.46</text:p>
          </table:table-cell>
          <table:table-cell table:style-name="ce10" office:value-type="string" calcext:value-type="string">
            <text:p>speechbrain_asr_wav2vec2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753489074159" calcext:value-type="float">
            <text:p>0.91</text:p>
          </table:table-cell>
          <table:table-cell office:value-type="float" office:value="0.445945945945946" calcext:value-type="float">
            <text:p>0.45</text:p>
          </table:table-cell>
          <table:table-cell office:value-type="float" office:value="0.788468133021325" calcext:value-type="float">
            <text:p>0.79</text:p>
          </table:table-cell>
          <table:table-cell table:formula="of:=4*60+6" office:value-type="float" office:value="246" calcext:value-type="float">
            <text:p>246</text:p>
          </table:table-cell>
          <table:table-cell table:formula="of:=SAMPLES/[.I22]" office:value-type="float" office:value="0.589430894308943" calcext:value-type="float">
            <text:p>0.59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86559791432594" calcext:value-type="float">
            <text:p>0.49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23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8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24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592100737657959" calcext:value-type="float">
            <text:p>0.59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25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1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26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71720845305704" calcext:value-type="float">
            <text:p>0.72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27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864824238395513" calcext:value-type="float">
            <text:p>0.86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28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1.07522732327976" calcext:value-type="float">
            <text:p>1.08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29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3.76780746581137" calcext:value-type="float">
            <text:p>3.77</text:p>
          </table:table-cell>
          <table:table-cell table:style-name="ce10" office:value-type="string" calcext:value-type="string">
            <text:p>silero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71658563647112" calcext:value-type="float">
            <text:p>0.87</text:p>
          </table:table-cell>
          <table:table-cell office:value-type="float" office:value="0.297297297297297" calcext:value-type="float">
            <text:p>0.30</text:p>
          </table:table-cell>
          <table:table-cell office:value-type="float" office:value="0.727576614087712" calcext:value-type="float">
            <text:p>0.73</text:p>
          </table:table-cell>
          <table:table-cell office:value-type="float" office:value="28" calcext:value-type="float">
            <text:p>28</text:p>
          </table:table-cell>
          <table:table-cell table:formula="of:=SAMPLES/[.I30]" office:value-type="float" office:value="5.17857142857143" calcext:value-type="float">
            <text:p>5.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31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2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33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34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35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36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37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38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39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40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41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42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3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44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45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46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47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48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49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50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1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52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53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54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55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56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7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:.$H"/>
        <table:named-range table:name="RATE" table:base-cell-address="$Sheet1.$J$1" table:cell-range-address="$Sheet1.$J:.$J"/>
        <table:named-range table:name="SAMPLES" table:base-cell-address="$Sheet1.$C$1" table:cell-range-address="$Sheet1.$D:.$D"/>
      </table:named-expressions>
      <table:database-ranges>
        <table:database-range table:name="__Anonymous_Sheet_DB__0" table:target-range-address="Sheet1.A1:Sheet1.L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23:27:31.453338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</meta:initial-creator>
    <meta:creation-date>2019-01-08T17:55:21.748408521</meta:creation-date>
    <dc:date>2024-01-06T23:28:56.912858533</dc:date>
    <dc:creator>chris</dc:creator>
    <meta:editing-duration>P9DT15H10M36S</meta:editing-duration>
    <meta:editing-cycles>69</meta:editing-cycles>
    <meta:generator>LibreOffice/7.6.2.1$Linux_X86_64 LibreOffice_project/60$Build-1</meta:generator>
    <meta:document-statistic meta:table-count="1" meta:cell-count="497" meta:object-count="0"/>
  </office:meta>
</office:document-meta>
</file>